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" style:font-name-asian="Nimbus Sans1" style:font-name-complex="Noto Sans Devanagari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train Matrix Id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2 comps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<text:span text:style-name="T1">nd</text:span> derivs</text:p>
          </table:table-cell>
          <table:table-cell table:formula="of:=2*[.E3]" office:value-type="float" office:value="2.6" calcext:value-type="float">
            <text:p>2.6</text:p>
          </table:table-cell>
          <table:table-cell table:formula="of:=2*[.F3]" office:value-type="float" office:value="4.2" calcext:value-type="float">
            <text:p>4.2</text:p>
          </table:table-cell>
          <table:table-cell table:formula="of:=2*[.G3]" office:value-type="float" office:value="4.8" calcext:value-type="float">
            <text:p>4.8</text:p>
          </table:table-cell>
          <table:table-cell table:formula="of:=2*[.H3]" office:value-type="float" office:value="6" calcext:value-type="float">
            <text:p>6</text:p>
          </table:table-cell>
          <table:table-cell table:formula="of:=2*[.I3]" office:value-type="float" office:value="6.6" calcext:value-type="float">
            <text:p>6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Elastic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tra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-0.01" calcext:value-type="float">
            <text:p>-0.01</text:p>
          </table:table-cell>
          <table:table-cell table:formula="of:=([.$D9]^2)*[.E$3]" office:value-type="float" office:value="0.00013" calcext:value-type="float">
            <text:p>0.00013</text:p>
          </table:table-cell>
          <table:table-cell table:formula="of:=([.$D9]^2)*[.F$3]" office:value-type="float" office:value="0.00021" calcext:value-type="float">
            <text:p>0.00021</text:p>
          </table:table-cell>
          <table:table-cell table:formula="of:=([.$D9]^2)*[.G$3]" office:value-type="float" office:value="0.00024" calcext:value-type="float">
            <text:p>0.00024</text:p>
          </table:table-cell>
          <table:table-cell table:formula="of:=([.$D9]^2)*[.H$3]" office:value-type="float" office:value="0.0003" calcext:value-type="float">
            <text:p>0.0003</text:p>
          </table:table-cell>
          <table:table-cell table:formula="of:=([.$D9]^2)*[.I$3]" office:value-type="float" office:value="0.00033" calcext:value-type="float">
            <text:p>0.0003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D10]^2)*[.E$3]" office:value-type="float" office:value="0" calcext:value-type="float">
            <text:p>0</text:p>
          </table:table-cell>
          <table:table-cell table:formula="of:=([.$D10]^2)*[.F$3]" office:value-type="float" office:value="0" calcext:value-type="float">
            <text:p>0</text:p>
          </table:table-cell>
          <table:table-cell table:formula="of:=([.$D10]^2)*[.G$3]" office:value-type="float" office:value="0" calcext:value-type="float">
            <text:p>0</text:p>
          </table:table-cell>
          <table:table-cell table:formula="of:=([.$D10]^2)*[.H$3]" office:value-type="float" office:value="0" calcext:value-type="float">
            <text:p>0</text:p>
          </table:table-cell>
          <table:table-cell table:formula="of:=([.$D10]^2)*[.I$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table:formula="of:=([.D11]^2)*[.E$3]" office:value-type="float" office:value="0.00013" calcext:value-type="float">
            <text:p>0.00013</text:p>
          </table:table-cell>
          <table:table-cell table:formula="of:=([.$D11]^2)*[.F$3]" office:value-type="float" office:value="0.00021" calcext:value-type="float">
            <text:p>0.00021</text:p>
          </table:table-cell>
          <table:table-cell table:formula="of:=([.$D11]^2)*[.G$3]" office:value-type="float" office:value="0.00024" calcext:value-type="float">
            <text:p>0.00024</text:p>
          </table:table-cell>
          <table:table-cell table:formula="of:=([.$D11]^2)*[.H$3]" office:value-type="float" office:value="0.0003" calcext:value-type="float">
            <text:p>0.0003</text:p>
          </table:table-cell>
          <table:table-cell table:formula="of:=([.$D11]^2)*[.I$3]" office:value-type="float" office:value="0.00033" calcext:value-type="float">
            <text:p>0.0003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1</text:p>
          </table:table-cell>
          <table:table-cell table:formula="of:=(1/4) * ([.F4]+[.I4])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12</text:p>
          </table:table-cell>
          <table:table-cell table:style-name="ce1" table:formula="of:=(1/4) * ([.F4]-[.I4])" office:value-type="float" office:value="-0.6" calcext:value-type="float">
            <text:p>-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13</text:p>
          </table:table-cell>
          <table:table-cell table:formula="of:=0.25 * ([.G4]-(2*[.E15]) - (2*[.E16]) - [.E18])" office:value-type="float" office:value="-0.5" calcext:value-type="float">
            <text:p>-0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33</text:p>
          </table:table-cell>
          <table:table-cell table:formula="of:=[.E4]" office:value-type="float" office:value="2.6" calcext:value-type="float">
            <text:p>2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44</text:p>
          </table:table-cell>
          <table:table-cell table:formula="of:=(1/8)*[.H4]" office:value-type="float" office:value="0.75" calcext:value-type="float">
            <text:p>0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08:54:01.691838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3:20:21.648883549</meta:creation-date>
    <dc:date>2019-05-01T08:58:48.630320102</dc:date>
    <meta:editing-duration>PT42M19S</meta:editing-duration>
    <meta:editing-cycles>11</meta:editing-cycles>
    <meta:generator>LibreOffice/5.1.6.2$Linux_X86_64 LibreOffice_project/10m0$Build-2</meta:generator>
    <meta:document-statistic meta:table-count="1" meta:cell-count="49" meta:object-count="0"/>
  </office:meta>
</office:document-meta>
</file>